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.002cm" fo:margin-left="-0.002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4.526cm"/>
    </style:style>
    <style:style style:name="Tabela2.C" style:family="table-column">
      <style:table-column-properties style:column-width="9.888cm"/>
    </style:style>
    <style:style style:name="Tabela2.1" style:family="table-row">
      <style:table-row-properties style:min-row-height="0.803cm" fo:keep-together="auto"/>
    </style:style>
    <style:style style:name="Tabela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1ff83d" officeooo:paragraph-rsid="001ff83d" style:font-size-asian="22pt" style:font-weight-asian="bold" style:font-size-complex="2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b512b" officeooo:paragraph-rsid="006b512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2f3be" officeooo:paragraph-rsid="0072f3b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7bb8a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a12c8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5774d" officeooo:paragraph-rsid="00af1ac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5774d" officeooo:paragraph-rsid="00b03667" style:font-size-asian="10.5pt" style:font-weight-asian="bold" style:font-size-complex="12pt" style:font-weight-complex="bold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bold" officeooo:rsid="00b03667" officeooo:paragraph-rsid="00b0366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ans" officeooo:rsid="00ab105b" officeooo:paragraph-rsid="00ab105b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32affd" officeooo:paragraph-rsid="00ae2c8c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1453d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1e102" style:font-size-asian="12.25pt" style:font-weight-asian="bold" style:font-size-complex="14pt" style:font-weight-complex="bold"/>
    </style:style>
    <style:style style:name="P37" style:family="paragraph" style:parent-style-name="Standard" style:list-style-name="L7">
      <style:paragraph-properties fo:text-align="justify" style:justify-single-word="false"/>
      <style:text-properties style:font-name="Liberation Sans" fo:font-size="14pt" fo:font-weight="bold" officeooo:rsid="00b1e102" officeooo:paragraph-rsid="00b1e102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af1ac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685ae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a12c8c" officeooo:paragraph-rsid="0026752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font-name="Liberation Sans" fo:font-weight="bold" officeooo:rsid="0032affd" officeooo:paragraph-rsid="00ae2c8c" style:font-weight-asian="bold" style:font-weight-complex="bold"/>
    </style:style>
    <style:style style:name="P43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ae2c8c" style:font-size-asian="12pt" style:font-size-complex="12pt"/>
    </style:style>
    <style:style style:name="P44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ae2c8c" style:font-size-asian="12pt" style:font-size-complex="12pt"/>
    </style:style>
    <style:style style:name="P45" style:family="paragraph" style:parent-style-name="Text_20_body_20__28_user_29_">
      <style:text-properties style:font-name="Liberation Sans" fo:font-size="12pt" fo:font-style="italic" fo:font-weight="bold" officeooo:rsid="002e2526" officeooo:paragraph-rsid="00ae2c8c" style:font-size-asian="12pt" style:font-style-asian="italic" style:font-weight-asian="bold" style:font-size-complex="12pt" style:font-weight-complex="normal"/>
    </style:style>
    <style:style style:name="P46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ae2c8c" style:font-size-asian="12pt" style:font-weight-asian="bol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c8eb6" style:font-weight-asian="bold" style:font-weight-complex="bold"/>
    </style:style>
    <style:style style:name="T3" style:family="text">
      <style:text-properties fo:font-weight="bold" officeooo:rsid="00af1ac5" style:font-weight-asian="bold" style:font-weight-complex="bold"/>
    </style:style>
    <style:style style:name="T4" style:family="text">
      <style:text-properties fo:font-weight="bold" officeooo:rsid="00b03667" style:font-weight-asian="bold" style:font-weight-complex="bold"/>
    </style:style>
    <style:style style:name="T5" style:family="text">
      <style:text-properties fo:font-weight="bold" officeooo:rsid="00b10867" style:font-weight-asian="bold" style:font-weight-complex="bold"/>
    </style:style>
    <style:style style:name="T6" style:family="text">
      <style:text-properties officeooo:rsid="006c2d87"/>
    </style:style>
    <style:style style:name="T7" style:family="text">
      <style:text-properties officeooo:rsid="006e10c3"/>
    </style:style>
    <style:style style:name="T8" style:family="text">
      <style:text-properties officeooo:rsid="006e908a"/>
    </style:style>
    <style:style style:name="T9" style:family="text">
      <style:text-properties officeooo:rsid="0098cdcd"/>
    </style:style>
    <style:style style:name="T10" style:family="text">
      <style:text-properties officeooo:rsid="009dcb2c"/>
    </style:style>
    <style:style style:name="T11" style:family="text">
      <style:text-properties officeooo:rsid="009e2a7a"/>
    </style:style>
    <style:style style:name="T12" style:family="text">
      <style:text-properties officeooo:rsid="00a12c8c"/>
    </style:style>
    <style:style style:name="T13" style:family="text">
      <style:text-properties officeooo:rsid="00ab105b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37d99" style:font-size-asian="14pt" style:font-weight-asian="bold" style:font-size-complex="14pt" style:font-weight-complex="bold"/>
    </style:style>
    <style:style style:name="T16" style:family="text">
      <style:text-properties officeooo:rsid="00ac8eb6"/>
    </style:style>
    <style:style style:name="T17" style:family="text">
      <style:text-properties officeooo:rsid="00af1ac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b10867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fo:font-size="12pt" officeooo:rsid="00b1453d" style:font-size-asian="10.5pt" style:font-size-complex="12pt"/>
    </style:style>
    <style:style style:name="T22" style:family="text">
      <style:text-properties fo:font-size="12pt" officeooo:rsid="00b1e102" style:font-size-asian="10.5pt" style:font-size-complex="12pt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b1453d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b1e102" style:font-size-asian="10.5pt" style:font-weight-asian="normal" style:font-size-complex="12pt" style:font-weight-complex="normal"/>
    </style:style>
    <style:style style:name="T26" style:family="text">
      <style:text-properties officeooo:rsid="00b1453d"/>
    </style:style>
    <style:style style:name="T27" style:family="text">
      <style:text-properties officeooo:rsid="00b1e10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Piauí</text:p>
      <text:p text:style-name="P2"/>
      <text:p text:style-name="P2"/>
      <text:p text:style-name="P3"><text:span text:style-name="T13">Plano de Testes</text:span></text:p>
      <text:p text:style-name="P2"/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2"/>
      <text:p text:style-name="P2"/>
      <text:p text:style-name="P4">Autor(es):</text:p>
      <text:p text:style-name="P4">Edson Machado Moita Neto</text:p>
      <text:p text:style-name="P4">Kássio Venícios Alves Carvalho</text:p>
      <text:p text:style-name="P4">Marcos Joshoa Oliveira Parentes</text:p>
      <text:p text:style-name="P4">Pablo Vinícius da Cruz Lima</text:p>
      <text:p text:style-name="P4">Renato de Almeida Silva</text:p>
      <text:p text:style-name="P2"/>
      <text:p text:style-name="P2"/>
      <text:p text:style-name="P2"/>
      <text:p text:style-name="P2"/>
      <text:p text:style-name="P2"/>
      <text:p text:style-name="P4">Teresina – PI</text:p>
      <text:p text:style-name="P4"><text:span text:style-name="T13">Dezembro</text:span>/2017</text:p>
      <text:p text:style-name="P32"><text:soft-page-break/><text:span text:style-name="T15">P</text:span><text:span text:style-name="T14">lano de Testes</text:span></text:p>
      <text:p text:style-name="P10"/>
      <text:p text:style-name="P10"/>
      <text:p text:style-name="P5">Sumário</text:p>
      <text:p text:style-name="P6"/>
      <text:p text:style-name="P13"/>
      <text:p text:style-name="P15"><text:span text:style-name="T27">Introdução…..</text:span>………………………………………………………………………………...<text:span text:style-name="T27">3</text:span></text:p>
      <text:p text:style-name="P17"><text:span text:style-name="T27">Conjunto de requisitos a serem testados…...</text:span>…………………………………………….3</text:p>
      <text:p text:style-name="P16"><text:span text:style-name="T27">Tipos de testes…………</text:span>……………...………………………...…………………………..<text:span text:style-name="T27">4</text:span></text:p>
      <text:p text:style-name="P15"><text:span text:style-name="T27">Recursos…………………...…………………………………………………………………4</text:span></text:p>
      <text:p text:style-name="P15"><text:span text:style-name="T27">Critérios para avaliação dos resultados obtidos…..</text:span>……………………………………...<text:span text:style-name="T6">4</text:span></text:p>
      <text:p text:style-name="P15"><text:span text:style-name="T27">Conjunto de testes manuais…</text:span>……………………………………………………………...<text:span text:style-name="T7">5</text:span></text:p>
      <text:p text:style-name="P4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. Introdução</text:p>
      <text:p text:style-name="P11"/>
      <text:p text:style-name="P11"/>
      <text:p text:style-name="P27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28"><text:tab/><text:span text:style-name="T17">Este Plano tem como objetivo verificar e validar as funcionalidades descritas no Documento de Especificação de Requisitos do projeto </text:span><text:span text:style-name="T2">SWAP</text:span><text:span text:style-name="T16">. </text:span></text:p>
      <text:p text:style-name="P28"/>
      <text:p text:style-name="P28"><text:tab/></text:p>
      <text:p text:style-name="P38"><text:span text:style-name="T17">2</text:span>. <text:span text:style-name="T17">Conjunto de requisitos a serem testados</text:span></text:p>
      <text:p text:style-name="P28"/>
      <text:p text:style-name="P28"><text:tab/></text:p>
      <text:p text:style-name="P28"><text:tab/><text:span text:style-name="T17">Serão testadas as seguintes funcionalidades:</text:span></text:p>
      <text:p text:style-name="P4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6">ID</text:p>
          </table:table-cell>
          <table:table-cell table:style-name="Tabela2.A1" office:value-type="string">
            <text:p text:style-name="P46">Caso de Uso</text:p>
          </table:table-cell>
          <table:table-cell table:style-name="Tabela2.A1" office:value-type="string">
            <text:p text:style-name="P46">Descrição</text:p>
          </table:table-cell>
        </table:table-row>
        <table:table-row table:style-name="Tabela2.1">
          <table:table-cell table:style-name="Tabela2.A1" office:value-type="string">
            <text:p text:style-name="P43">UC01</text:p>
          </table:table-cell>
          <table:table-cell table:style-name="Tabela2.A1" office:value-type="string">
            <text:p text:style-name="P43">Pesquisar outros usuários</text:p>
          </table:table-cell>
          <table:table-cell table:style-name="Tabela2.A1" office:value-type="string">
            <text:p text:style-name="P43">Realiza a pesquisa de usuários no sistema</text:p>
          </table:table-cell>
        </table:table-row>
        <table:table-row table:style-name="Tabela2.1">
          <table:table-cell table:style-name="Tabela2.A1" office:value-type="string">
            <text:p text:style-name="P43">UC02</text:p>
          </table:table-cell>
          <table:table-cell table:style-name="Tabela2.A1" office:value-type="string">
            <text:p text:style-name="P43">Cadastrar conta de usuário</text:p>
          </table:table-cell>
          <table:table-cell table:style-name="Tabela2.A1" office:value-type="string">
            <text:p text:style-name="P43">Realiza o cadastro de usuário no sistema</text:p>
          </table:table-cell>
        </table:table-row>
        <table:table-row table:style-name="Tabela2.1">
          <table:table-cell table:style-name="Tabela2.A1" office:value-type="string">
            <text:p text:style-name="P43">UC03</text:p>
          </table:table-cell>
          <table:table-cell table:style-name="Tabela2.A1" office:value-type="string">
            <text:p text:style-name="P43">Deletar conta de usuário</text:p>
          </table:table-cell>
          <table:table-cell table:style-name="Tabela2.A1" office:value-type="string">
            <text:p text:style-name="P43">Realiza a exclusão da conta do usuário do sistema</text:p>
          </table:table-cell>
        </table:table-row>
        <table:table-row table:style-name="Tabela2.1">
          <table:table-cell table:style-name="Tabela2.A1" office:value-type="string">
            <text:p text:style-name="P43">UC04</text:p>
          </table:table-cell>
          <table:table-cell table:style-name="Tabela2.A1" office:value-type="string">
            <text:p text:style-name="P43">Alterar perfil de usuário</text:p>
          </table:table-cell>
          <table:table-cell table:style-name="Tabela2.A1" office:value-type="string">
            <text:p text:style-name="P43">Realiza a alteração no perfil do usuário</text:p>
          </table:table-cell>
        </table:table-row>
        <table:table-row table:style-name="Tabela2.1">
          <table:table-cell table:style-name="Tabela2.A1" office:value-type="string">
            <text:p text:style-name="P43">UC05</text:p>
          </table:table-cell>
          <table:table-cell table:style-name="Tabela2.A1" office:value-type="string">
            <text:p text:style-name="P44">Controlar sessão (Login/Logout)</text:p>
          </table:table-cell>
          <table:table-cell table:style-name="Tabela2.A1" office:value-type="string">
            <text:p text:style-name="P43">Realiza <text:span text:style-name="T9">o controle de sessão fazendo login ou logout</text:span></text:p>
          </table:table-cell>
        </table:table-row>
        <table:table-row table:style-name="Tabela2.1">
          <table:table-cell table:style-name="Tabela2.A1" office:value-type="string">
            <text:p text:style-name="P43">UC06</text:p>
          </table:table-cell>
          <table:table-cell table:style-name="Tabela2.A1" office:value-type="string">
            <text:p text:style-name="P43">Deletar conhecimentos</text:p>
          </table:table-cell>
          <table:table-cell table:style-name="Tabela2.A1" office:value-type="string">
            <text:p text:style-name="P43">Realiza a exclusão de conhecimentos do usuário</text:p>
          </table:table-cell>
        </table:table-row>
        <table:table-row table:style-name="Tabela2.1">
          <table:table-cell table:style-name="Tabela2.A1" office:value-type="string">
            <text:p text:style-name="P43">UC07</text:p>
          </table:table-cell>
          <table:table-cell table:style-name="Tabela2.A1" office:value-type="string">
            <text:p text:style-name="P43">Pesquisar conhecimentos</text:p>
          </table:table-cell>
          <table:table-cell table:style-name="Tabela2.A1" office:value-type="string">
            <text:p text:style-name="P43">Realiza a pesquisa de conhecimentos no sistema</text:p>
          </table:table-cell>
        </table:table-row>
        <table:table-row table:style-name="Tabela2.1">
          <table:table-cell table:style-name="Tabela2.A1" office:value-type="string">
            <text:p text:style-name="P43">UC08</text:p>
          </table:table-cell>
          <table:table-cell table:style-name="Tabela2.A1" office:value-type="string">
            <text:p text:style-name="P43">Adicionar conhecimentos</text:p>
          </table:table-cell>
          <table:table-cell table:style-name="Tabela2.A1" office:value-type="string">
            <text:p text:style-name="P43">Realiza a adição de conhecimentos associados ao usuário</text:p>
          </table:table-cell>
        </table:table-row>
        <table:table-row table:style-name="Tabela2.1">
          <table:table-cell table:style-name="Tabela2.A1" office:value-type="string">
            <text:p text:style-name="P43">UC09</text:p>
          </table:table-cell>
          <table:table-cell table:style-name="Tabela2.A1" office:value-type="string">
            <text:p text:style-name="P43">Deletar interesse</text:p>
          </table:table-cell>
          <table:table-cell table:style-name="Tabela2.A1" office:value-type="string">
            <text:p text:style-name="P43">Realiza a exclusão do interesse do usuário</text:p>
          </table:table-cell>
        </table:table-row>
        <table:table-row table:style-name="Tabela2.1">
          <table:table-cell table:style-name="Tabela2.A1" office:value-type="string">
            <text:p text:style-name="P43">UC10</text:p>
          </table:table-cell>
          <table:table-cell table:style-name="Tabela2.A1" office:value-type="string">
            <text:p text:style-name="P43">Adicionar interesse</text:p>
          </table:table-cell>
          <table:table-cell table:style-name="Tabela2.A1" office:value-type="string">
            <text:p text:style-name="P43">Realiza a adição de interesse do usuário</text:p>
          </table:table-cell>
        </table:table-row>
        <table:table-row table:style-name="Tabela2.1">
          <table:table-cell table:style-name="Tabela2.A1" office:value-type="string">
            <text:p text:style-name="P43">UC11</text:p>
          </table:table-cell>
          <table:table-cell table:style-name="Tabela2.A1" office:value-type="string">
            <text:p text:style-name="P43">Marcar aula</text:p>
          </table:table-cell>
          <table:table-cell table:style-name="Tabela2.A1" office:value-type="string">
            <text:p text:style-name="P43">Realiza a solicitação de aula e o “match” entre usuários </text:p>
          </table:table-cell>
        </table:table-row>
        <table:table-row table:style-name="Tabela2.1">
          <table:table-cell table:style-name="Tabela2.A1" office:value-type="string">
            <text:p text:style-name="P43">UC12</text:p>
          </table:table-cell>
          <table:table-cell table:style-name="Tabela2.A1" office:value-type="string">
            <text:p text:style-name="P43">Consultar avaliação de aula</text:p>
          </table:table-cell>
          <table:table-cell table:style-name="Tabela2.A1" office:value-type="string">
            <text:p text:style-name="P43">Realiza a consulta da avaliação da aula no sistema</text:p>
          </table:table-cell>
        </table:table-row>
        <text:soft-page-break/>
        <table:table-row table:style-name="Tabela2.1">
          <table:table-cell table:style-name="Tabela2.A1" office:value-type="string">
            <text:p text:style-name="P43">UC13</text:p>
          </table:table-cell>
          <table:table-cell table:style-name="Tabela2.A1" office:value-type="string">
            <text:p text:style-name="P43">Avaliar aula</text:p>
          </table:table-cell>
          <table:table-cell table:style-name="Tabela2.A1" office:value-type="string">
            <text:p text:style-name="P43">Realiza avaliação de uma aula no sistema</text:p>
          </table:table-cell>
        </table:table-row>
        <table:table-row table:style-name="Tabela2.1">
          <table:table-cell table:style-name="Tabela2.A1" office:value-type="string">
            <text:p text:style-name="P43">UC14</text:p>
          </table:table-cell>
          <table:table-cell table:style-name="Tabela2.A1" office:value-type="string">
            <text:p text:style-name="P43">Ler notificações</text:p>
          </table:table-cell>
          <table:table-cell table:style-name="Tabela2.A1" office:value-type="string">
            <text:p text:style-name="P43">Realiza a visualização das notificações do usuário</text:p>
          </table:table-cell>
        </table:table-row>
        <table:table-row table:style-name="Tabela2.1">
          <table:table-cell table:style-name="Tabela2.A1" office:value-type="string">
            <text:p text:style-name="P43">UC15</text:p>
          </table:table-cell>
          <table:table-cell table:style-name="Tabela2.A1" office:value-type="string">
            <text:p text:style-name="P43">Indicar professor</text:p>
          </table:table-cell>
          <table:table-cell table:style-name="Tabela2.A1" office:value-type="string">
            <text:p text:style-name="P43">Realiza a indicação de um usuário no sistema</text:p>
          </table:table-cell>
        </table:table-row>
        <table:table-row table:style-name="Tabela2.1">
          <table:table-cell table:style-name="Tabela2.A1" office:value-type="string">
            <text:p text:style-name="P43">UC16</text:p>
          </table:table-cell>
          <table:table-cell table:style-name="Tabela2.A1" office:value-type="string">
            <text:p text:style-name="P43">Comentar aula</text:p>
          </table:table-cell>
          <table:table-cell table:style-name="Tabela2.A1" office:value-type="string">
            <text:p text:style-name="P43">Realiza um comentário numa aula do sistema</text:p>
          </table:table-cell>
        </table:table-row>
        <table:table-row table:style-name="Tabela2.1">
          <table:table-cell table:style-name="Tabela2.A1" office:value-type="string">
            <text:p text:style-name="P43">UC17</text:p>
          </table:table-cell>
          <table:table-cell table:style-name="Tabela2.A1" office:value-type="string">
            <text:p text:style-name="P43">Consultar saldo</text:p>
          </table:table-cell>
          <table:table-cell table:style-name="Tabela2.A1" office:value-type="string">
            <text:p text:style-name="P43">Realiza consulta no saldo do usuário do sistem<text:span text:style-name="T9">a</text:span></text:p>
          </table:table-cell>
        </table:table-row>
      </table:table>
      <text:p text:style-name="P42"/>
      <text:p text:style-name="P33"/>
      <text:p text:style-name="P12"/>
      <text:p text:style-name="P8"><text:span text:style-name="T17">3</text:span>. <text:span text:style-name="T17">Tipos de testes</text:span></text:p>
      <text:p text:style-name="P13"/>
      <text:p text:style-name="P24"/>
      <text:p text:style-name="P29"><text:span text:style-name="T17">3.1 Testes manuais:</text:span></text:p>
      <text:p text:style-name="P24"/>
      <text:list xml:id="list1629718335247364191" text:style-name="L5">
        <text:list-item>
          <text:p text:style-name="P26"><text:span text:style-name="T3">Ferramenta</text:span><text:span text:style-name="T4">s</text:span><text:span text:style-name="T3"> utilizada</text:span><text:span text:style-name="T4">s</text:span><text:span text:style-name="T3">:</text:span><text:span text:style-name="T17"> especificação dos caso de teste em documento escrito contendo:</text:span></text:p>
          <text:list>
            <text:list-item>
              <text:p text:style-name="P31"><text:span text:style-name="T18">Título</text:span></text:p>
            </text:list-item>
            <text:list-item>
              <text:p text:style-name="P31"><text:span text:style-name="T18">Objetivo</text:span></text:p>
            </text:list-item>
            <text:list-item>
              <text:p text:style-name="P31"><text:span text:style-name="T18">Pré-condição</text:span></text:p>
            </text:list-item>
            <text:list-item>
              <text:p text:style-name="P31"><text:span text:style-name="T18">Procedimento de teste</text:span></text:p>
            </text:list-item>
            <text:list-item>
              <text:p text:style-name="P31"><text:span text:style-name="T18">Resultado esperado</text:span></text:p>
              <text:p text:style-name="P31"><text:span text:style-name="T18"/></text:p>
            </text:list-item>
          </text:list>
        </text:list-item>
      </text:list>
      <text:p text:style-name="P30"><text:span text:style-name="T17">3.2 Testes unitários automáticos:</text:span></text:p>
      <text:p text:style-name="P30"/>
      <text:list xml:id="list100535403580242" text:continue-numbering="true" text:style-name="L5">
        <text:list-item>
          <text:p text:style-name="P26"><text:span text:style-name="T3">Ferramenta</text:span><text:span text:style-name="T4">s</text:span><text:span text:style-name="T3"> utilizada</text:span><text:span text:style-name="T4">s</text:span><text:span text:style-name="T3">:</text:span><text:span text:style-name="T17"> framework de testes de software JUnit.</text:span></text:p>
        </text:list-item>
      </text:list>
      <text:p text:style-name="P25"/>
      <text:p text:style-name="P25"/>
      <text:p text:style-name="P9"><text:span text:style-name="T19">4</text:span>. <text:span text:style-name="T19">Recursos</text:span></text:p>
      <text:p text:style-name="P9"><text:span text:style-name="T20"/></text:p>
      <text:p text:style-name="P14"/>
      <text:p text:style-name="P14"><text:tab/><text:span text:style-name="T19">Para os testes manuais será necessário um telefone celular com a aplicação </text:span><text:span text:style-name="T5">SWAP </text:span><text:span text:style-name="T19">instalada e conectado ao servidor backend. Para os testes unitários automáticos será necessário um computador com a IDE Android Studio instalada.</text:span></text:p>
      <text:p text:style-name="P14"/>
      <text:p text:style-name="P14"/>
      <text:p text:style-name="P35"><text:span text:style-name="T26">5</text:span>. <text:span text:style-name="T26">Critérios para avaliação dos resultados obtidos</text:span></text:p>
      <text:p text:style-name="P35"/>
      <text:p text:style-name="P35"/>
      <text:p text:style-name="P35"><text:span text:style-name="T23"><text:tab/></text:span><text:span text:style-name="T24">A build da aplicação </text:span><text:span text:style-name="T21">SWAP</text:span><text:span text:style-name="T24"> será liberada caso consiga uma aprovação acima de 95% dos testes realizados.</text:span></text:p>
      <text:p text:style-name="P41"/>
      <text:p text:style-name="P41"/>
      <text:p text:style-name="P41"/>
      <text:p text:style-name="P41"/>
      <text:p text:style-name="P41"/>
      <text:p text:style-name="P35"><text:soft-page-break/><text:span text:style-name="T26">6</text:span>. <text:span text:style-name="T26">Conjunto de Testes Manuais</text:span></text:p>
      <text:p text:style-name="P35"/>
      <text:p text:style-name="P35"/>
      <text:p text:style-name="P36"><text:span text:style-name="T22">6.1 &lt;Título do caso de teste&gt;</text:span></text:p>
      <text:p text:style-name="P36"><text:span text:style-name="T25"/></text:p>
      <text:list xml:id="list6535952532767456545" text:style-name="L7">
        <text:list-item>
          <text:p text:style-name="P37"><text:span text:style-name="T23">Objetivo: &lt;o que os testadores devem tentar alcançar&gt;</text:span></text:p>
        </text:list-item>
        <text:list-item>
          <text:p text:style-name="P37"><text:span text:style-name="T23">Pré-condição: &lt;o que é necessário para a realização do teste&gt;</text:span></text:p>
        </text:list-item>
        <text:list-item>
          <text:p text:style-name="P37"><text:span text:style-name="T23">Procedimento de teste: &lt;passo a passo para alcançar o objetivo&gt;</text:span></text:p>
        </text:list-item>
        <text:list-item>
          <text:p text:style-name="P37"><text:span text:style-name="T23">Resultado esperado: &lt;o que deve acontecer em caso de sucesso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12-02T10:05:34.033115721</dc:date>
    <meta:editing-duration>PT4H59M6S</meta:editing-duration>
    <meta:editing-cycles>121</meta:editing-cycles>
    <meta:generator>LibreOffice/5.1.6.2$Linux_X86_64 LibreOffice_project/10m0$Build-2</meta:generator>
    <meta:document-statistic meta:table-count="1" meta:image-count="0" meta:object-count="0" meta:page-count="5" meta:paragraph-count="102" meta:word-count="504" meta:character-count="3378" meta:non-whitespace-character-count="2975"/>
  </office:meta>
</office:document-meta>
</file>